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-0.0394in" fo:padding-bottom="-0.0394in" fo:padding-left="-0.0394in" fo:padding-right="-0.0394in" draw:ole-draw-aspect="1"/>
    </style:style>
    <style:style style:name="gr2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26in" svg:height="2.0602in" svg:x="9.1063in" svg:y="0.1567in">
            <draw:object draw:notify-on-update-of-ranges="Sheet1.A4:Sheet1.A25 Sheet1.B3:Sheet1.B3 Sheet1.B4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5.6709in" svg:height="2.4575in" svg:x="8.902in" svg:y="2.6248in">
            <draw:object draw:notify-on-update-of-ranges="Sheet1.A4:Sheet1.A25 Sheet1.C3:Sheet1.C3 Sheet1.C4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5.9205in" svg:height="2.1122in" svg:x="2.6563in" svg:y="5.1555in">
            <draw:object draw:notify-on-update-of-ranges="Sheet1.A4:Sheet1.A25 Sheet1.D3:Sheet1.D3 Sheet1.D4:Sheet1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.17" calcext:value-type="float">
            <text:p>1.17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.07" calcext:value-type="float">
            <text:p>0.07</text:p>
          </table:table-cell>
          <table:table-cell office:value-type="float" office:value="1.69" calcext:value-type="float">
            <text:p>1.6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1" calcext:value-type="float">
            <text:p>2081</text:p>
          </table:table-cell>
          <table:table-cell office:value-type="float" office:value="0.1" calcext:value-type="float">
            <text:p>0.1</text:p>
          </table:table-cell>
          <table:table-cell office:value-type="float" office:value="2.01" calcext:value-type="float">
            <text:p>2.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77" calcext:value-type="float">
            <text:p>6677</text:p>
          </table:table-cell>
          <table:table-cell office:value-type="float" office:value="0.18" calcext:value-type="float">
            <text:p>0.18</text:p>
          </table:table-cell>
          <table:table-cell office:value-type="float" office:value="2.64" calcext:value-type="float">
            <text:p>2.6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431" calcext:value-type="float">
            <text:p>26431</text:p>
          </table:table-cell>
          <table:table-cell office:value-type="float" office:value="0.43" calcext:value-type="float">
            <text:p>0.43</text:p>
          </table:table-cell>
          <table:table-cell office:value-type="float" office:value="7.58" calcext:value-type="float">
            <text:p>7.5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534" calcext:value-type="float">
            <text:p>114534</text:p>
          </table:table-cell>
          <table:table-cell office:value-type="float" office:value="2.44" calcext:value-type="float">
            <text:p>2.44</text:p>
          </table:table-cell>
          <table:table-cell office:value-type="float" office:value="158.33" calcext:value-type="float">
            <text:p>158.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12:41:55.83356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8T16:58:39.498434022</dc:date>
    <meta:editing-duration>P1DT36M44S</meta:editing-duration>
    <meta:editing-cycles>15</meta:editing-cycles>
    <meta:document-statistic meta:table-count="1" meta:cell-count="4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5cm" svg:height="5.234cm" xlink:href=".." xlink:type="simple" chart:class="chart:line" chart:style-name="ch1">
        <chart:legend chart:legend-position="bottom" svg:x="5.567cm" svg:y="4.635cm" style:legend-expansion="wide" chart:style-name="ch2"/>
        <chart:plot-area chart:style-name="ch3" table:cell-range-address="Sheet1.A3:Sheet1.B25" chart:data-source-has-labels="both" svg:x="0.265cm" svg:y="0.104cm" svg:width="12.745cm" svg:height="4.243cm">
          <chart:coordinate-region svg:x="1.442cm" svg:y="0.303cm" svg:width="11.196cm" svg:height="3.397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5" chart:label-cell-address="Sheet1.B3:Sheet1.B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">
                <text:p>0</text:p>
                <draw:g>
                  <svg:desc>Sheet1.B4:Sheet1.B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431">
                <text:p>264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4534">
                <text:p>114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05cm" svg:height="6.243cm" xlink:href=".." xlink:type="simple" chart:class="chart:line" chart:style-name="ch1">
        <chart:legend chart:legend-position="bottom" svg:x="5.894cm" svg:y="5.644cm" style:legend-expansion="wide" chart:style-name="ch2"/>
        <chart:plot-area chart:style-name="ch3" table:cell-range-address="Sheet1.A4:Sheet1.A25 Sheet1.C3:Sheet1.C25" chart:data-source-has-labels="both" svg:x="0.288cm" svg:y="0.124cm" svg:width="13.829cm" svg:height="5.212cm">
          <chart:coordinate-region svg:x="1.015cm" svg:y="0.323cm" svg:width="12.915cm" svg:height="4.366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.05">
                <text:p>0.05</text:p>
                <draw:g>
                  <svg:desc>Sheet1.C4:Sheet1.C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9cm" svg:height="5.366cm" xlink:href=".." xlink:type="simple" chart:class="chart:line" chart:style-name="ch1">
        <chart:legend chart:legend-position="bottom" svg:x="6.158cm" svg:y="4.767cm" style:legend-expansion="wide" chart:style-name="ch2"/>
        <chart:plot-area chart:style-name="ch3" table:cell-range-address="Sheet1.A4:Sheet1.A25 Sheet1.D3:Sheet1.D25" chart:data-source-has-labels="both" svg:x="0.3cm" svg:y="0.107cm" svg:width="14.439cm" svg:height="4.369cm">
          <chart:coordinate-region svg:x="0.921cm" svg:y="0.306cm" svg:width="13.445cm" svg:height="3.523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5" chart:label-cell-address="Sheet1.D3:Sheet1.D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1.17">
                <text:p>1.17</text:p>
                <draw:g>
                  <svg:desc>Sheet1.D4:Sheet1.D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8.33">
                <text:p>158.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